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.45cm" fo:min-width="1.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.416cm" fo:min-width="1.166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.646cm" fo:min-width="3.996cm"/>
    </style:style>
    <style:style style:name="gr6" style:family="graphic" style:parent-style-name="standard">
      <style:graphic-properties draw:stroke="none" svg:stroke-color="#000000" draw:fill="none" draw:fill-color="#ffffff" fo:min-height="2.35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00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54pt"/>
    </style:style>
    <style:style style:name="P5" style:family="paragraph">
      <loext:graphic-properties draw:fill="none" draw:fill-color="#ffffff"/>
      <style:text-properties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54pt"/>
    </style:style>
    <style:style style:name="T4" style:family="text">
      <style:text-properties fo:font-size="22pt" fo:language="en" fo:country="US" fo:font-style="italic" style:font-size-asian="22pt" style:font-style-asian="italic" style:font-size-complex="22pt" style:font-style-complex="italic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611cm" svg:y1="16.798cm" svg:x2="27.811cm" svg:y2="16.898cm">
          <text:p/>
        </draw:line>
        <draw:custom-shape draw:style-name="gr2" draw:text-style-name="P2" draw:layer="layout" svg:width="1.7cm" svg:height="1.7cm" svg:x="2.7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4.4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6.1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7.8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9.5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11.2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12.9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14.6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16.3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18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19.7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21.4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23.1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24.8cm" svg:y="13.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10.2cm" svg:x2="7.8cm" svg:y2="13.6cm">
          <text:p/>
        </draw:line>
        <draw:custom-shape draw:style-name="gr5" draw:text-style-name="P3" draw:layer="layout" svg:width="4.7cm" svg:height="2.1cm" svg:x="5.6cm" svg:y="9.2cm">
          <text:p text:style-name="P2"><text:span text:style-name="T1">Main</text:span></text:p>
          <text:p text:style-name="P2"><text:span text:style-name="T1">sub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2.9cm" svg:y1="10.3cm" svg:x2="12.9cm" svg:y2="13.7cm">
          <text:p/>
        </draw:line>
        <draw:custom-shape draw:style-name="gr5" draw:text-style-name="P3" draw:layer="layout" svg:width="4.7cm" svg:height="2.1cm" svg:x="10.7cm" svg:y="9.3cm">
          <text:p text:style-name="P2"><text:span text:style-name="T1">Refresh</text:span></text:p>
          <text:p text:style-name="P2"><text:span text:style-name="T1">subscription</text:span><text:span text:style-name="T2">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3.101cm" svg:y1="10.3cm" svg:x2="23.101cm" svg:y2="13.7cm">
          <text:p/>
        </draw:line>
        <draw:custom-shape draw:style-name="gr5" draw:text-style-name="P3" draw:layer="layout" svg:width="4.7cm" svg:height="2.1cm" svg:x="20.901cm" svg:y="9.3cm">
          <text:p text:style-name="P2"><text:span text:style-name="T1">Refresh</text:span></text:p>
          <text:p text:style-name="P2"><text:span text:style-name="T1">subscription</text:span><text:span text:style-name="T2">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cm" svg:height="2.6cm" svg:x="17.2cm" svg:y="8.3cm">
          <draw:text-box>
            <text:p><text:span text:style-name="T3">...</text:span></text:p>
          </draw:text-box>
        </draw:frame>
        <draw:frame draw:style-name="gr7" draw:text-style-name="P5" draw:layer="layout" svg:width="3.4cm" svg:height="1.673cm" svg:x="24.8cm" svg:y="16.927cm">
          <draw:text-box>
            <text:p><text:span text:style-name="T4">Time</text:span></text:p>
          </draw:text-box>
        </draw:frame>
        <draw:frame draw:style-name="gr7" draw:text-style-name="P5" draw:layer="layout" svg:width="16.5cm" svg:height="1.673cm" svg:x="2.1cm" svg:y="15.227cm">
          <draw:text-box>
            <text:p><text:span text:style-name="T4">Database</text:span><text:span text:style-name="T5"> </text:span><text:span text:style-name="T4">log</text:span><text:span text:style-name="T5"> </text:span><text:span text:style-name="T4">recor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1T12:07:09.874029902</meta:creation-date>
    <dc:date>2020-12-31T12:31:56.597527124</dc:date>
    <meta:editing-duration>PT14M11S</meta:editing-duration>
    <meta:editing-cycles>7</meta:editing-cycles>
    <meta:generator>LibreOffice/6.1.5.2$Linux_X86_64 LibreOffice_project/10$Build-2</meta:generator>
    <meta:document-statistic meta:object-count="24"/>
  </office:meta>
</office:document-meta>
</file>